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16.999cm" table:align="margins"/>
    </style:style>
    <style:style style:name="Tabla1.A" style:family="table-column">
      <style:table-column-properties style:column-width="16.999cm" style:rel-column-width="65535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.A3" style:family="table-cell">
      <style:table-cell-properties style:vertical-align=""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 fo:background-color="#cccccc">
        <style:background-image/>
      </style:paragraph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row>
          <table:table-cell table:style-name="Tabla1.A1" office:value-type="string">
            <text:p text:style-name="P1">Cuenta</text:p>
          </table:table-cell>
        </table:table-row>
        <table:table-row>
          <table:table-cell table:style-name="Tabla1.A2" office:value-type="string">
            <text:p text:style-name="Table_20_Contents">-saldoCuenta : int</text:p>
          </table:table-cell>
        </table:table-row>
        <table:table-row>
          <table:table-cell table:style-name="Tabla1.A3" office:value-type="string">
            <text:p text:style-name="Table_20_Contents">&lt;&lt;Constructor&gt;&gt; +Cuenta(saldo : int)</text:p>
            <text:p text:style-name="Table_20_Contents">+establecerSaldo(saldo : int)</text:p>
            <text:p text:style-name="Table_20_Contents">+obtenerSaldo() : int</text:p>
            <text:p text:style-name="Table_20_Contents">+abonar(monto : int) </text:p>
            <text:p text:style-name="Table_20_Contents">+retirar(monto : int)</text:p>
          </table:table-cell>
        </table:table-row>
      </table:table>
      <text:p text:style-name="Standard"/>
      <text:p text:style-name="Standard"/>
      <text:p text:style-name="Standard">Cuenta(saldo : int)</text:p>
      <text:p text:style-name="Standard">{</text:p>
      <text:p text:style-name="Standard"><text:s text:c="5"/>if saldo &lt; 0</text:p>
      <text:p text:style-name="Standard"><text:tab/>saldoCuenta = 0</text:p>
      <text:p text:style-name="Standard"><text:tab/>"mostrar error "</text:p>
      <text:p text:style-name="Standard"><text:s text:c="5"/>else </text:p>
      <text:p text:style-name="Standard"><text:tab/>saldoCuenta = saldo</text:p>
      <text:p text:style-name="Standard">}</text:p>
      <text:p text:style-name="Standard"/>
      <text:p text:style-name="Standard">establecer(saldo : int)</text:p>
      <text:p text:style-name="Standard">{</text:p>
      <text:p text:style-name="Standard"><text:s text:c="5"/>if saldo &lt; 0</text:p>
      <text:p text:style-name="Standard"><text:tab/>"mostrar error "</text:p>
      <text:p text:style-name="Standard"><text:s text:c="5"/>else </text:p>
      <text:p text:style-name="Standard"><text:tab/>saldoCuenta = saldo</text:p>
      <text:p text:style-name="Standard">}</text:p>
      <text:p text:style-name="Standard"/>
      <text:p text:style-name="Table_20_Contents">obtenerSaldo() : int</text:p>
      <text:p text:style-name="Table_20_Contents">{</text:p>
      <text:p text:style-name="Table_20_Contents"><text:s text:c="5"/>return saldoCuenta</text:p>
      <text:p text:style-name="Table_20_Contents">}</text:p>
      <text:p text:style-name="Standard"/>
      <text:p text:style-name="Table_20_Contents">abonar(monto : int) </text:p>
      <text:p text:style-name="Table_20_Contents">{</text:p>
      <text:p text:style-name="Table_20_Contents"><text:s text:c="5"/>establecerSaldo( obtenerSaldo + monto)</text:p>
      <text:p text:style-name="Table_20_Contents">}</text:p>
      <text:p text:style-name="Table_20_Contents"/>
      <text:p text:style-name="Table_20_Contents">retirar(monto : int)</text:p>
      <text:p text:style-name="Table_20_Contents">{</text:p>
      <text:p text:style-name="Table_20_Contents"><text:s text:c="5"/>if obtenerSaldo() &lt; monto</text:p>
      <text:p text:style-name="Table_20_Contents"><text:tab/>"mostrar error"</text:p>
      <text:p text:style-name="Table_20_Contents"><text:s text:c="5"/>else </text:p>
      <text:p text:style-name="Table_20_Contents"><text:tab/>establecerSaldo( obtenerSaldo() - monto)</text:p>
      <text:p text:style-name="Table_20_Contents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H51M44S</meta:editing-duration>
    <meta:editing-cycles>4</meta:editing-cycles>
    <meta:generator>OpenOffice/4.1.7$Win32 OpenOffice.org_project/417m1$Build-9800</meta:generator>
    <dc:date>2020-06-20T19:27:34.07</dc:date>
    <meta:document-statistic meta:table-count="1" meta:image-count="0" meta:object-count="0" meta:page-count="1" meta:paragraph-count="37" meta:word-count="87" meta:character-count="571"/>
    <meta:user-defined meta:name="Info 1"/>
    <meta:user-defined meta:name="Info 2"/>
    <meta:user-defined meta:name="Info 3"/>
    <meta:user-defined meta:name="Info 4"/>
  </office:meta>
</office:document-meta>
</file>